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Python is a general-purpose programming language. There is no area where Python cannot be part of an optimal solution. “part” is an important word here; while many developers find that Python fills all of their needs, Python does not have to stand alone. Python programs can easily cooperate with a variety of other software components, making it an ideal language for gluing together components written in other languages.</text:p>
      <text:p text:style-name="Standard">Python is a very-high-level language (VHLL). This means that Python uses a higher level of abstraction, conceptually farther from the underlying machine, than do classic compiled languages such as C, C++, and Fortran, which are traditionally called high-level langueges.</text:p>
      <text:p text:style-name="Standard"/>
      <text:p text:style-name="Standard">Python implementations</text:p>
      <text:p text:style-name="Standard">Python currently has three production-quality implementations, known as Cpython, Jython, and IronPython, and several other experimental implementations, such as PyPy.</text:p>
      <text:p text:style-name="Standard"/>
      <text:p text:style-name="P2">Bibliography</text:p>
      <text:p text:style-name="Standard"/>
      <text:list xml:id="list728623533" text:style-name="L1">
        <text:list-item>
          <text:p text:style-name="P1">Alex Martelli, Python in a nutshell, 2006, O'Reilly, ISBN 978-0596-10046-9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4-04-11T22:38:06</meta:creation-date>
    <dc:date>2014-04-11T23:06:51</dc:date>
    <dc:creator>giuseppe </dc:creator>
    <meta:editing-duration>PT13M34S</meta:editing-duration>
    <meta:editing-cycles>1</meta:editing-cycles>
    <meta:document-statistic meta:table-count="0" meta:image-count="0" meta:object-count="0" meta:page-count="2" meta:paragraph-count="7" meta:word-count="142" meta:character-count="974" meta:non-whitespace-character-count="840"/>
    <meta:generator>LibreOffice/3.5$Linux_x86 LibreOffice_project/350m1$Build-2</meta:generator>
  </office:meta>
</office:document-meta>
</file>